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A9C186DCE3F1CA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31cm" fo:min-width="3.02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31cm" fo:min-width="3.024cm"/>
    </style:style>
    <style:style style:name="gr3" style:family="graphic" style:parent-style-name="standard">
      <style:graphic-properties svg:stroke-color="#000000" draw:fill="bitmap" draw:fill-image-name="Wide_20_Upward_20_Diagonal" draw:opacity="100%" draw:textarea-horizontal-align="justify" draw:textarea-vertical-align="middle" draw:auto-grow-height="false" fo:min-height="2.067cm" fo:min-width="2.786cm" draw:shadow="hidden"/>
    </style:style>
    <style:style style:name="gr4" style:family="graphic" style:parent-style-name="standard">
      <style:graphic-properties draw:stroke="none" svg:stroke-color="#000000" draw:fill="none" draw:fill-color="#ffffff" fo:min-height="0.804cm"/>
    </style:style>
    <style:style style:name="gr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2.31cm" fo:min-width="3.024cm"/>
    </style:style>
    <style:style style:name="gr6" style:family="graphic" style:parent-style-name="standard">
      <style:graphic-properties svg:stroke-color="#000000" draw:fill="bitmap" draw:fill-color="#729fcf" draw:fill-image-name="Wide_20_Upward_20_Diagonal" draw:textarea-horizontal-align="justify" draw:textarea-vertical-align="middle" draw:auto-grow-height="false" fo:min-height="2.067cm" fo:min-width="2.786cm" draw:shadow="hidden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.31cm" fo:min-width="3.024cm"/>
    </style:style>
    <style:style style:name="gr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.31cm" fo:min-width="3.02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033cm" fo:min-width="3.561cm"/>
    </style:style>
    <style:style style:name="gr10" style:family="graphic" style:parent-style-name="standard">
      <style:graphic-properties svg:stroke-color="#000000" draw:fill="bitmap" draw:fill-image-name="Wide_20_Upward_20_Diagonal" draw:textarea-horizontal-align="justify" draw:textarea-vertical-align="middle" draw:auto-grow-height="false" fo:min-height="0.663cm" fo:min-width="1.33cm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image-name="Wide_20_Upward_20_Diagonal" draw:opacity="100%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9.8999996185303pt"/>
    </style:style>
    <style:style style:name="P6" style:family="paragraph">
      <loext:graphic-properties draw:fill="bitmap" draw:fill-color="#729fcf" draw:fill-image-name="Wide_20_Upward_20_Diagonal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bitmap" draw:fill-image-name="Wide_20_Upward_20_Diagonal"/>
      <style:paragraph-properties fo:text-align="center"/>
    </style:style>
    <style:style style:name="P9" style:family="paragraph">
      <loext:graphic-properties draw:fill="solid" draw:fill-color="#000000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981cm" svg:height="3.62cm" svg:x="0.277cm" svg:y="0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982cm" svg:height="3.62cm" svg:x="3.08cm" svg:y="0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2" draw:layer="layout" svg:width="2.177cm" svg:height="3.021cm" svg:x="3.081cm" svg:y="0.704cm" svg:viewBox="0 0 2178 3022" svg:d="M2178 1511c0 643-425 1191-1089 1511-665-320-1089-868-1089-1511 0-644 424-1192 1089-1511 664 319 1089 867 1089 1511z">
            <text:p/>
          </draw:path>
          <draw:frame draw:style-name="gr4" draw:text-style-name="P3" draw:layer="layout" svg:width="1.061cm" svg:height="1.054cm" svg:x="0.046cm" svg:y="-0.071cm">
            <draw:text-box>
              <text:p><text:span text:style-name="T1">A</text:span></text:p>
            </draw:text-box>
          </draw:frame>
          <draw:frame draw:style-name="gr4" draw:text-style-name="P3" draw:layer="layout" svg:width="1.062cm" svg:height="1.054cm" svg:x="7.368cm" svg:y="-0.071cm">
            <draw:text-box>
              <text:p><text:span text:style-name="T1">B</text:span></text:p>
            </draw:text-box>
          </draw:frame>
        </draw:g>
        <draw:custom-shape draw:style-name="gr5" draw:text-style-name="P4" draw:layer="layout" svg:width="4.982cm" svg:height="3.62cm" svg:x="10.57cm" svg:y="0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982cm" svg:height="3.62cm" svg:x="13.374cm" svg:y="0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061cm" svg:height="1.054cm" svg:x="10.34cm" svg:y="-0.07cm">
          <draw:text-box>
            <text:p><text:span text:style-name="T2">A</text:span></text:p>
          </draw:text-box>
        </draw:frame>
        <draw:frame draw:style-name="gr4" draw:text-style-name="P5" draw:layer="layout" svg:width="1.061cm" svg:height="1.054cm" svg:x="17.662cm" svg:y="-0.07cm">
          <draw:text-box>
            <text:p><text:span text:style-name="T2">B</text:span></text:p>
          </draw:text-box>
        </draw:frame>
        <draw:path draw:style-name="gr6" draw:text-style-name="P6" draw:layer="layout" svg:width="7.784cm" svg:height="3.619cm" svg:x="10.571cm" svg:y="0.405cm" svg:viewBox="0 0 7785 3620" svg:d="M2491 0c526 0 1006 109 1402 299 395-190 875-299 1402-299 1412 0 2490 784 2490 1809 0 1026-1078 1811-2490 1811-527 0-1007-109-1402-299-396 190-876 299-1402 299-1412 0-2491-785-2491-1811 0-1025 1079-1809 2491-1809z">
          <text:p/>
        </draw:path>
        <draw:g>
          <draw:custom-shape draw:style-name="gr7" draw:text-style-name="P7" draw:layer="layout" svg:width="4.982cm" svg:height="3.62cm" svg:x="13.375cm" svg:y="6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.061cm" svg:height="1.054cm" svg:x="10.341cm" svg:y="5.777cm">
            <draw:text-box>
              <text:p><text:span text:style-name="T1">A</text:span></text:p>
            </draw:text-box>
          </draw:frame>
          <draw:frame draw:style-name="gr4" draw:text-style-name="P3" draw:layer="layout" svg:width="1.062cm" svg:height="1.054cm" svg:x="17.663cm" svg:y="5.777cm">
            <draw:text-box>
              <text:p><text:span text:style-name="T1">B</text:span></text:p>
            </draw:text-box>
          </draw:frame>
          <draw:custom-shape draw:style-name="gr8" draw:text-style-name="P7" draw:layer="layout" svg:width="4.981cm" svg:height="3.62cm" svg:x="10.572cm" svg:y="6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3.892cm" svg:height="3.619cm" svg:x="14.465cm" svg:y="6.253cm" svg:viewBox="0 0 3893 3620" svg:d="M1089 1809c0-643-424-1191-1089-1510 395-190 875-299 1402-299 1412 0 2491 784 2491 1809 0 1026-1079 1811-2491 1811-527 0-1007-109-1402-299 665-320 1089-868 1089-1512z">
            <text:p/>
          </draw:path>
        </draw:g>
        <draw:g>
          <draw:custom-shape draw:style-name="gr9" draw:text-style-name="P1" draw:layer="layout" svg:width="5.743cm" svg:height="3.227cm" svg:x="1.618cm" svg:y="6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2.586cm" svg:height="1.291cm" svg:x="2.869cm" svg:y="7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.062cm" svg:height="1.054cm" svg:x="5.541cm" svg:y="7.308cm">
            <draw:text-box>
              <text:p><text:span text:style-name="T1">B</text:span></text:p>
            </draw:text-box>
          </draw:frame>
          <draw:frame draw:style-name="gr4" draw:text-style-name="P3" draw:layer="layout" svg:width="1.061cm" svg:height="1.054cm" svg:x="1.114cm" svg:y="6.092cm">
            <draw:text-box>
              <text:p><text:span text:style-name="T1">A</text:span></text:p>
            </draw:text-box>
          </draw:frame>
        </draw:g>
        <draw:g>
          <svg:title>TexMaths</svg:title>
          <svg:desc>24§display§$A\cap B$§svg§600§FALSE§</svg:desc>
          <draw:path draw:style-name="gr11" draw:text-style-name="P9" draw:layer="layout" svg:width="0.579cm" svg:height="0.606cm" svg:x="3.163cm" svg:y="4.252cm" svg:viewBox="0 0 580 607" svg:d="M309 17c-3-11-5-17-19-17-13 0-15 6-19 17l-177 505c-15 44-48 56-94 58v27c19-2 56-4 86-4 27 0 72 2 98 4v-27c-42 0-63-21-63-44 0-2 0-10 0-12l40-111h210l44 130c0 2 2 8 2 12 0 25-46 25-69 25v27c31-4 88-4 121-4 36 0 75 2 111 4v-27h-15c-50 0-64-6-71-35zM265 111l96 275h-190z">
            <text:p/>
          </draw:path>
          <draw:path draw:style-name="gr11" draw:text-style-name="P9" draw:layer="layout" svg:width="0.47cm" svg:height="0.523cm" svg:x="3.816cm" svg:y="4.352cm" svg:viewBox="0 0 471 524" svg:d="M471 184c0-128-129-184-235-184-111 0-236 60-236 184v311c0 14 0 29 17 29 18 0 18-15 18-29v-307c0-127 138-153 201-153 37 0 91 7 137 36 65 40 65 94 65 117v307c0 14 0 29 15 29 18 0 18-15 18-29z">
            <text:p/>
          </draw:path>
          <draw:path draw:style-name="gr11" draw:text-style-name="P9" draw:layer="layout" svg:width="0.604cm" svg:height="0.577cm" svg:x="4.368cm" svg:y="4.279cm" svg:viewBox="0 0 605 578" svg:d="M100 513c-8 32-10 38-77 38-15 0-23 0-23 17 0 10 8 10 23 10h302c134 0 234-100 234-182 0-62-50-110-131-120 87-17 177-78 177-159 0-63-55-117-157-117h-285c-17 0-25 0-25 17 0 10 8 10 23 10 2 0 18 0 33 2 15 0 23 2 23 13 0 2-2 6-4 16zM229 269l52-211c7-29 9-31 46-31h109c73 0 92 50 92 86 0 75-73 156-176 156zM190 551c-11 0-13 0-19 0-8 0-12-2-12-8 0-3 0-5 6-21l58-236h159c83 0 98 63 98 100 0 84-75 165-174 165z">
            <text:p/>
          </draw:path>
        </draw:g>
        <draw:g>
          <svg:title>TexMaths</svg:title>
          <svg:desc>24§display§$A\cup B$§svg§600§FALSE§</svg:desc>
          <draw:path draw:style-name="gr11" draw:text-style-name="P9" draw:layer="layout" svg:width="0.579cm" svg:height="0.606cm" svg:x="13.763cm" svg:y="4.252cm" svg:viewBox="0 0 580 607" svg:d="M309 17c-3-11-5-17-19-17-13 0-15 6-19 17l-177 505c-15 44-48 56-94 58v27c19-2 56-4 86-4 27 0 72 2 98 4v-27c-42 0-63-21-63-44 0-2 0-10 0-12l40-111h210l44 130c0 2 2 8 2 12 0 25-46 25-69 25v27c31-4 88-4 121-4 36 0 75 2 111 4v-27h-15c-50 0-64-6-71-35zM265 111l96 275h-190z">
            <text:p/>
          </draw:path>
          <draw:path draw:style-name="gr11" draw:text-style-name="P9" draw:layer="layout" svg:width="0.47cm" svg:height="0.523cm" svg:x="14.416cm" svg:y="4.352cm" svg:viewBox="0 0 471 524" svg:d="M471 31c0-16 0-31-18-31-15 0-15 15-15 31v305c0 129-138 156-202 156-38 0-92-8-136-37-65-42-65-96-65-119v-305c0-16 0-31-18-31-17 0-17 15-17 31v309c0 128 129 184 236 184 110 0 235-57 235-182z">
            <text:p/>
          </draw:path>
          <draw:path draw:style-name="gr11" draw:text-style-name="P9" draw:layer="layout" svg:width="0.604cm" svg:height="0.577cm" svg:x="14.968cm" svg:y="4.279cm" svg:viewBox="0 0 605 578" svg:d="M100 513c-8 32-10 38-77 38-15 0-23 0-23 17 0 10 8 10 23 10h302c134 0 234-100 234-182 0-62-50-110-131-120 87-17 177-78 177-159 0-63-55-117-157-117h-285c-17 0-25 0-25 17 0 10 8 10 23 10 2 0 18 0 33 2 15 0 23 2 23 13 0 2-2 6-4 16zM229 269l52-211c7-29 9-31 46-31h109c73 0 92 50 92 86 0 75-73 156-176 156zM190 551c-11 0-13 0-19 0-8 0-12-2-12-8 0-3 0-5 6-21l58-236h159c83 0 98 63 98 100 0 84-75 165-174 165z">
            <text:p/>
          </draw:path>
        </draw:g>
        <draw:g>
          <svg:title>TexMaths</svg:title>
          <svg:desc>24§display§$A\backslash B$§svg§600§FALSE§</svg:desc>
          <draw:path draw:style-name="gr11" draw:text-style-name="P9" draw:layer="layout" svg:width="0.579cm" svg:height="0.606cm" svg:x="13.763cm" svg:y="10.082cm" svg:viewBox="0 0 580 607" svg:d="M309 17c-4-11-6-17-19-17-14 0-16 6-19 17l-177 505c-15 45-48 56-94 58v27c19-2 56-4 86-4 27 0 71 2 98 4v-27c-42 0-63-21-63-44 0-2 0-10 0-12l40-111h209l45 130c0 2 2 8 2 12 0 25-47 25-70 25v27c31-4 89-4 121-4 37 0 75 2 112 4v-27h-16c-50 0-63-6-71-35zM265 111l96 275h-190z">
            <text:p/>
          </draw:path>
          <draw:path draw:style-name="gr11" draw:text-style-name="P9" draw:layer="layout" svg:width="0.329cm" svg:height="0.844cm" svg:x="14.416cm" svg:y="10.053cm" svg:viewBox="0 0 330 845" svg:d="M294 826c4 11 7 19 19 19 9 0 17-8 17-15 0-2 0-4-4-16l-290-793c-5-15-7-21-19-21-9 0-17 8-17 17 0 2 0 4 4 14z">
            <text:p/>
          </draw:path>
          <draw:path draw:style-name="gr11" draw:text-style-name="P9" draw:layer="layout" svg:width="0.604cm" svg:height="0.577cm" svg:x="14.826cm" svg:y="10.109cm" svg:viewBox="0 0 605 578" svg:d="M100 513c-8 32-10 38-77 38-15 0-23 0-23 17 0 10 8 10 23 10h301c135 0 235-100 235-182 0-62-50-110-131-119 86-18 177-79 177-160 0-63-56-117-158-117h-284c-17 0-25 0-25 17 0 10 8 10 23 10 2 0 18 0 33 2 15 0 23 2 23 13 0 2-2 6-4 16zM228 269l52-211c8-29 10-31 46-31h110c73 0 92 50 92 86 0 75-73 156-177 156zM190 551c-11 0-13 0-19 0-8 0-12-2-12-8 0-3 0-5 6-21l58-236h159c83 0 98 64 98 100 0 85-75 165-175 165z">
            <text:p/>
          </draw:path>
        </draw:g>
        <draw:g>
          <svg:title>TexMaths</svg:title>
          <svg:desc>24§display§$B \subset A$§svg§600§FALSE§</svg:desc>
          <draw:path draw:style-name="gr11" draw:text-style-name="P9" draw:layer="layout" svg:width="0.519cm" svg:height="0.576cm" svg:x="3.365cm" svg:y="10.081cm" svg:viewBox="0 0 520 577" svg:d="M157 268v-209c0-26 2-32 43-32h103c83 0 113 71 113 115 0 55-42 126-136 126zM357 276c82-17 140-71 140-134 0-73-77-142-188-142h-309v27h21c65 0 65 9 65 38v447c0 30 0 38-65 38h-21v27h332c111 0 188-75 188-155 0-73-69-137-163-146zM305 550h-105c-41 0-43-6-43-33v-232h160c84 0 119 79 119 137 0 59-45 128-131 128z">
            <text:p/>
          </draw:path>
          <draw:path draw:style-name="gr11" draw:text-style-name="P9" draw:layer="layout" svg:width="0.515cm" svg:height="0.489cm" svg:x="4.282cm" svg:y="10.202cm" svg:viewBox="0 0 516 490" svg:d="M487 34c14 0 29 0 29-17s-15-17-29-17h-228c-144 0-259 109-259 245 0 134 115 245 259 245h228c14 0 29 0 29-17s-15-17-29-17h-226c-132 0-226-98-226-211s94-211 226-211z">
            <text:p/>
          </draw:path>
          <draw:path draw:style-name="gr11" draw:text-style-name="P9" draw:layer="layout" svg:width="0.579cm" svg:height="0.604cm" svg:x="5.132cm" svg:y="10.054cm" svg:viewBox="0 0 580 605" svg:d="M121 508c-33 55-65 69-104 71-9 0-17 0-17 17 0 4 4 9 12 9 23 0 47-3 72-3 27 0 58 3 85 3 4 0 15 0 15-17 0-9-7-9-13-9-19-2-41-10-41-31 0-10 6-19 12-31l65-107h213c2 17 14 132 14 140 0 27-44 29-62 29-11 0-21 0-21 17 0 9 12 9 14 9 34 0 71-3 105-3 21 0 73 3 94 3 6 0 16 0 16-17 0-9-8-9-20-9-51 0-51-6-53-31l-52-527c-2-17-2-21-17-21-14 0-16 6-22 13zM223 383l167-278 26 27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Wide_20_Upward_20_Diagonal" draw:display-name="Wide Upward Diagonal" xlink:href="Pictures/100000000000000800000008A9C186DCE3F1CAE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999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20:14:32.143935455</meta:creation-date>
    <dc:date>2020-05-22T20:36:26.243019810</dc:date>
    <meta:editing-duration>PT4M8S</meta:editing-duration>
    <meta:editing-cycles>2</meta:editing-cycles>
    <meta:generator>LibreOffice/6.0.7.3$Linux_X86_64 LibreOffice_project/00m0$Build-3</meta:generator>
    <meta:document-statistic meta:object-count="38"/>
  </office:meta>
</office:document-meta>
</file>